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" style:parent-style-name="Policepardéfaut" style:family="text">
      <style:text-properties fo:font-weight="bold" style:font-weight-asian="bold"/>
    </style:style>
    <style:style style:name="T9" style:parent-style-name="Policepardéfaut" style:family="text">
      <style:text-properties fo:font-weight="bold" style:font-weight-asian="bold" style:font-weight-complex="bold" fo:color="#3465A4"/>
    </style:style>
    <style:style style:name="T10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Policepardéfaut" style:family="text">
      <style:text-properties fo:font-weight="bold" style:font-weight-asian="bold"/>
    </style:style>
    <style:style style:name="T12" style:parent-style-name="Policepardéfaut" style:family="text">
      <style:text-properties fo:font-weight="bold" style:font-weight-asian="bold" fo:color="#0070C0"/>
    </style:style>
    <style:style style:name="T13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" style:parent-style-name="Policepardéfaut" style:family="text">
      <style:text-properties fo:font-weight="bold" style:font-weight-asian="bold" style:font-weight-complex="bold" fo:color="#3465A4"/>
    </style:style>
    <style:style style:name="T15" style:parent-style-name="Policepardéfaut" style:family="text">
      <style:text-properties fo:font-weight="bold" style:font-weight-asian="bold" fo:color="#0070C0"/>
    </style:style>
    <style:style style:name="T16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7" style:parent-style-name="Policepardéfaut" style:family="text">
      <style:text-properties fo:font-weight="bold" style:font-weight-asian="bold" fo:color="#0070C0"/>
    </style:style>
    <style:style style:name="T18" style:parent-style-name="Policepardéfaut" style:family="text">
      <style:text-properties fo:font-weight="bold" style:font-weight-asian="bold"/>
    </style:style>
    <style:style style:name="T19" style:parent-style-name="Policepardéfaut" style:family="text">
      <style:text-properties fo:font-weight="bold" style:font-weight-asian="bold" fo:color="#0070C0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weight="bold" style:font-weight-asian="bold" fo:color="#0070C0"/>
    </style:style>
    <style:style style:name="T21" style:parent-style-name="Policepardéfaut" style:family="text">
      <style:text-properties fo:font-weight="bold" style:font-weight-asian="bold" fo:color="#0070C0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font-weight="bold" style:font-weight-asian="bold" fo:color="#0070C0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24" style:parent-style-name="Policepardéfaut" style:family="text">
      <style:text-properties fo:font-weight="bold" style:font-weight-asian="bold" style:font-weight-complex="bold" fo:color="#0070C0" style:text-underline-type="single" style:text-underline-style="solid" style:text-underline-width="auto" style:text-underline-mode="continuous"/>
    </style:style>
    <style:style style:name="T25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anneeStage = (<text:span text:style-name="T2">annee</text:span><text:span text:style-name="T3">_du_stage</text:span>);</text:p>
      <text:p text:style-name="Normal">Classe = (<text:span text:style-name="T4">Identifiant_de_la_classe_du_pro</text:span>,<text:s/><text:span text:style-name="T5">Identifiant_de_la_classe_de_l_élève</text:span>, Nom_de_la_classe);</text:p>
      <text:p text:style-name="Normal">Ville = (<text:span text:style-name="T6">code_ville</text:span>, Label_ville);</text:p>
      <text:p text:style-name="Normal">Eleve = (<text:span text:style-name="T7">Identifiant_Eleve</text:span><text:s/>,<text:s/><text:span text:style-name="T8">Identifiant_de_la_classe_de_l_élève</text:span><text:s/>, Nom_de_l_élève , Prénom_de_l_élève , date_de_naissance_de_l_élève , Chemin_du_CV , Formation_de_l_élève , Options_de_l_élève , Chemin_de_la_photo_de_profil , Adresse_de_l_élève , Code_postal_de_l_élève , Téléphone_de_l_élève , Email_de_l_élève<text:s/><text:span text:style-name="T9">, #code_ville</text:span>);</text:p>
      <text:p text:style-name="Normal">Prof = (<text:span text:style-name="T10">Identifiant_du_prof</text:span><text:s/>,<text:s/><text:span text:style-name="T11">Identifiant_de_la_classe_du_prof</text:span><text:s/>, Nom_du_prof , Prénom_du_prof , Chemin_de_la_photo_de_profil , Adresse_du_prof , Code_postal_du_prof , Téléphone_du_prof , E_Mail_du_prof ,<text:s/><text:span text:style-name="T12">#code_ville</text:span>);</text:p>
      <text:p text:style-name="Normal">Entreprise = (<text:span text:style-name="T13">Identifiant_de_l_entreprise</text:span><text:s/>, Nom_de_l_entreprise , Adresse_de_l_entreprise, Code_postal_de_l_entreprise , Téléphone_de_l_entreprise , E_Mail_de_l_entreprise , chemin_du_logo_de_l_entreprise ,<text:s/><text:span text:style-name="T14">#id_Tuteur</text:span>,<text:s/><text:span text:style-name="T15">#code_ville</text:span>);</text:p>
      <text:p text:style-name="Normal">Tuteur = (<text:span text:style-name="T16">Identifiant_du_tuteur</text:span><text:s/>, Nom , Prénom , Téléphone_du_tuteur , Email_du_tuteur ,<text:s/><text:span text:style-name="T17">#Identifiant_de_l_entreprise</text:span>);</text:p>
      <text:p text:style-name="Normal">Associer =<text:s/><text:span text:style-name="T18">(</text:span><text:span text:style-name="T19">#Identifiant_Eleve,<text:s/></text:span><text:span text:style-name="T20">#(Identifiant_de_la_classe_du_prof, Identifiant_de_la_classe_de_l_élève)</text:span>);</text:p>
      <text:p text:style-name="Normal">Appartient = (<text:span text:style-name="T21">#Identifiant_du_prof, #(Identifiant_de_la_classe_du_prof, Identifiant_de_la_classe_de_l_élève)</text:span>);</text:p>
      <text:p text:style-name="Normal">Stage = (<text:span text:style-name="T22">#Identifiant_Eleve, #annee_du_stage,</text:span><text:s/>code_Tuteur , année , Id_Prof);</text:p>
      <text:p text:style-name="Normal"><text:span text:style-name="T23">Produit = (</text:span><text:span text:style-name="T24">#Identifiant_de_l_entreprise, #idSecteur_1</text:span>, idSecteur , idEntreprise)<text:span text:style-name="T25">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c KINEIDER</meta:initial-creator>
    <dc:creator>Marc KINEIDER</dc:creator>
    <meta:creation-date>2024-10-08T12:02:00Z</meta:creation-date>
    <dc:date>2024-11-05T12:51:00Z</dc:date>
    <meta:template xlink:href="Normal.dotm" xlink:type="simple"/>
    <meta:editing-cycles>7</meta:editing-cycles>
    <meta:editing-duration>PT9720S</meta:editing-duration>
    <meta:document-statistic meta:page-count="1" meta:paragraph-count="2" meta:word-count="221" meta:character-count="1439" meta:row-count="10" meta:non-whitespace-character-count="1220"/>
  </office:meta>
</office:document-meta>
</file>